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3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udo apt-get install git</text:p>
              </text:list-item>
              <text:list-item>
                <text:p>git clone <text:a xlink:href="https://github.com/wubinbai/linux" xlink:type="simple">https://github.com/wubinbai/linux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Textbooks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Linux Audio Book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ython Documentation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Www.python.org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More resources...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a xlink:href="http://Www.bing.com/" xlink:type="simple">Www.bing.com</text:a></text:p>
              </text:list-item>
              <text:list-item>
                <text:p>“Linux Cheatsheet”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Getting started with keyboard keys:</text:p>
          </draw:text-box>
        </draw:frame>
        <draw:frame presentation:style-name="pr2" draw:layer="layout" svg:width="12.297cm" svg:height="9.134cm" svg:x="1.165cm" svg:y="3.312cm" presentation:class="outline" presentation:user-transformed="true">
          <draw:text-box>
            <text:list text:style-name="L2">
              <text:list-item>
                <text:p>Get familiar with all keys in the keyboard</text:p>
              </text:list-item>
              <text:list-item>
                <text:p/>
              </text:list-item>
              <text:list-item>
                <text:p>26 letters 10 numbers</text:p>
              </text:list-item>
              <text:list-item>
                <text:p>[ ] \ ; ‘ , . /</text:p>
              </text:list-item>
              <text:list-item>
                <text:p>{ } | : “ &lt; &gt; ?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` ~</text:p>
              </text:list-item>
              <text:list-item>
                <text:p>! @ # $ % ^ &amp; * ( )</text:p>
              </text:list-item>
              <text:list-item>
                <text:p>- =</text:p>
              </text:list-item>
              <text:list-item>
                <text:p>_ +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Basics of Commands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All commands are case-sensitive.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To shutdown computer: shutdown</text:p>
              </text:list-item>
              <text:list-item>
                <text:p>Ctrl + Alt + t to open a new terminal in a new window</text:p>
              </text:list-item>
              <text:list-item>
                <text:p>Ctrl + Shift + t to open a new terminal in a new tab</text:p>
              </text:list-item>
              <text:list-item>
                <text:p>Alt + Numbers to switch between terminals(different tab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More shortcuts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Ctrl + c "interrupt" or "exit" </text:p>
              </text:list-item>
              <text:list-item>
                <text:p>Ctrl + d “logs out of the interface” or “end of file”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More Shortcuts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trl + a</text:p>
              </text:list-item>
              <text:list-item>
                <text:p text:style-name="P3">Ctrl + b</text:p>
              </text:list-item>
              <text:list-item>
                <text:p text:style-name="P3">…….. <text:s text:c="5"/>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asic commands:</text:p>
              </text:list-item>
              <text:list-item>
                <text:p/>
              </text:list-item>
              <text:list-item>
                <text:p>ls pwd cd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Basic usage: ls, ls -a, ls -l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cd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https://www.cnblogs.com/xiaolangabc/p/11310600.html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10T16:06:51.859729493</dc:date>
    <meta:editing-duration>PT12M42S</meta:editing-duration>
    <meta:editing-cycles>6</meta:editing-cycles>
    <meta:generator>LibreOffice/6.0.7.3$Linux_X86_64 LibreOffice_project/00m0$Build-3</meta:generator>
    <meta:document-statistic meta:object-count="82"/>
  </office:meta>
</office:document-meta>
</file>